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2">
      <style:paragraph-properties fo:margin-left="0.5in" fo:margin-right="0in" fo:margin-top="0in" fo:margin-bottom="0in" loext:contextual-spacing="false" fo:text-indent="-0.25in" style:auto-text-indent="false"/>
    </style:style>
    <style:style style:name="P7" style:family="paragraph" style:parent-style-name="Standard" style:list-style-name="WWNum4">
      <style:paragraph-properties fo:margin-left="0.5in" fo:margin-right="0in" fo:margin-top="0in" fo:margin-bottom="0in" loext:contextual-spacing="false" fo:text-indent="-0.25in" style:auto-text-indent="false"/>
    </style:style>
    <style:style style:name="P8" style:family="paragraph" style:parent-style-name="Standard" style:list-style-name="WWNum3">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1"/>
    <style:style style:name="P15" style:family="paragraph" style:parent-style-name="Heading_20_1" style:list-style-name="WWNum1">
      <style:paragraph-properties fo:margin-top="0.0398in" fo:margin-bottom="0in" loext:contextual-spacing="false"/>
    </style:style>
    <style:style style:name="P16" style:family="paragraph" style:parent-style-name="Heading_20_1" style:list-style-name="WWNum1">
      <style:paragraph-properties fo:margin-top="0in" fo:margin-bottom="0in" loext:contextual-spacing="false"/>
    </style:style>
    <style:style style:name="P17" style:family="paragraph" style:parent-style-name="Heading_20_1" style:list-style-name="WWNum1">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Sistemas Informáticos (Computer Systems)</text:span><text:span text:style-name="T2"><text:line-break/></text:span><text:span text:style-name="T3">Unit 03. Study guide</text:span></text:p>
      <text:p text:style-name="P1"><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3.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September 2022</text:span></text:p>
      <text:p text:style-name="P5"/>
      <text:p text:style-name="P4"><text:span text:style-name="T6">UD03. Information representation</text:span></text:p>
      <text:list xml:id="list2339534337" text:style-name="WWNum1">
        <text:list-item>
          <text:p text:style-name="P14"><text:bookmark text:name="_dbh0n1vac4c8"/>Dates</text:p>
        </text:list-item>
      </text:list>
      <text:p text:style-name="Standard">From 17/10/2022 to 30/10/2022. The length of the unit is 2 weeks (16 hours).</text:p>
      <text:list xml:id="list50817121713173" text:continue-numbering="true" text:style-name="WWNum1">
        <text:list-item>
          <text:p text:style-name="P15"><text:bookmark text:name="_35ynxtfrmuvw"/>Previous knowledge</text:p>
        </text:list-item>
      </text:list>
      <text:list xml:id="list1152129703" text:style-name="WWNum2">
        <text:list-item>
          <text:p text:style-name="P6">Basic knowledge of how a computer works.</text:p>
        </text:list-item>
      </text:list>
      <text:list xml:id="list50816165257363" text:continue-list="list50817121713173" text:style-name="WWNum1">
        <text:list-item>
          <text:p text:style-name="P16"><text:bookmark text:name="_1w7nzw2o20ar"/><text:s/>Objectives</text:p>
        </text:list-item>
      </text:list>
      <text:list xml:id="list472145183" text:style-name="WWNum4">
        <text:list-item>
          <text:p text:style-name="P7">To learn how an operating system works.</text:p>
        </text:list-item>
        <text:list-item>
          <text:p text:style-name="P7">To learn what tasks perform an operating system.</text:p>
        </text:list-item>
      </text:list>
      <text:list xml:id="list50816693276148" text:continue-list="list50816165257363" text:style-name="WWNum1">
        <text:list-item>
          <text:p text:style-name="P16"><text:bookmark text:name="_u76wnfr4jev9"/>Contents</text:p>
        </text:list-item>
      </text:list>
      <text:list xml:id="list85669340" text:style-name="WWNum3">
        <text:list-item>
          <text:p text:style-name="P8">How to classify operating systems.</text:p>
        </text:list-item>
        <text:list-item>
          <text:p text:style-name="P8">Operating systems functions.</text:p>
        </text:list-item>
        <text:list-item>
          <text:p text:style-name="P8">Process management.</text:p>
        </text:list-item>
        <text:list-item>
          <text:p text:style-name="P8">Memory management.</text:p>
        </text:list-item>
        <text:list-item>
          <text:p text:style-name="P8">Input / Output management.</text:p>
        </text:list-item>
        <text:list-item>
          <text:p text:style-name="P8">File system management.</text:p>
        </text:list-item>
      </text:list>
      <text:list xml:id="list50817992807848" text:continue-list="list50816693276148" text:style-name="WWNum1">
        <text:list-item>
          <text:p text:style-name="P17"><text:bookmark text:name="_a1okclatiswm"/>Activities</text:p>
        </text:list-item>
      </text:list>
      <text:p text:style-name="Standard">It is very important to read the notes and perform the exercises. These exercises are not part of assessment, but note that it is very common to have several questions from this unit in the exam.</text:p>
      <text:list xml:id="list50817054200574" text:continue-numbering="true" text:style-name="WWNum1">
        <text:list-item>
          <text:p text:style-name="P14"><text:bookmark text:name="_7kljffjw728v"/>Recommendations</text:p>
        </text:list-item>
      </text:list>
      <text:p text:style-name="Standard">It is very important to go to the TC with the main concepts stud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D03. Information representation</text:span></text:p>
      </style:header>
      <style:footer>
        <text:p text:style-name="MP4"><text:span text:style-name="MT1">CFGS DAM/DAW<text:tab/><text:tab/>UD03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5" meta:word-count="157" meta:character-count="940" meta:non-whitespace-character-count="819"/>
    <meta:generator>LibreOfficeDev/6.0.5.2$Linux_X86_64 LibreOffice_project/</meta:generator>
  </office:meta>
</office:document-meta>
</file>